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ta5" style:family="table" style:master-page-name="Default">
      <style:table-properties table:display="true" style:writing-mode="lr-tb" table:tab-color="#ffbf00"/>
    </style:style>
    <style:style style:name="ta4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b2b2b2"/>
    </style:style>
    <style:style style:name="ce10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3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6"/>
        </table:table-row>
        <table:table-row table:style-name="ro1">
          <table:covered-table-cell table:number-columns-repeated="3" table:style-name="ce6"/>
        </table:table-row>
        <table:table-row table:style-name="ro1">
          <table:table-cell table:style-name="ce7" office:value-type="string" calcext:value-type="string">
            <text:p>Rô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</table:table-row>
        <table:table-row table:style-name="ro3">
          <table:table-cell office:value-type="string" calcext:value-type="string">
            <text:p><text:span text:style-name="T3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3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5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7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6"/>
        </table:table-row>
        <table:table-row table:style-name="ro1">
          <table:covered-table-cell table:number-columns-repeated="4" table:style-name="ce6"/>
        </table:table-row>
        <table:table-row table:style-name="ro1">
          <table:table-cell table:style-name="ce7" office:value-type="string" calcext:value-type="string">
            <text:p>Rô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  <table:table-cell table:style-name="ce7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3">liste des caracteristique tous les tickets d’un meme status</text:span></text:p>
            <text:p><text:span text:style-name="T3">Titre du ticket</text:span></text:p>
            <text:p><text:span text:style-name="T3">Nom du produit</text:span></text:p>
            <text:p><text:span text:style-name="T3">Date de creation du ticket</text:span></text:p>
            <text:p><text:span text:style-name="T3">Nom du client</text:span></text:p>
            <text:p><text:span text:style-name="T3">Prenom du client</text:span></text:p>
            <text:p><text:span text:style-name="T3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3">liste des caracteristique tous les tickets d’un meme status</text:span></text:p>
            <text:p><text:span text:style-name="T3">Titre du ticket</text:span></text:p>
            <text:p><text:span text:style-name="T3">Nom du produit</text:span></text:p>
            <text:p><text:span text:style-name="T3">Date de creation du ticket</text:span></text:p>
            <text:p><text:span text:style-name="T3">Nom du client</text:span></text:p>
            <text:p><text:span text:style-name="T3">Prenom du client</text:span></text:p>
            <text:p><text:span text:style-name="T3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1" office:value-type="string" calcext:value-type="string" table:number-columns-spanned="3" table:number-rows-spanned="2">
            <text:p>view</text:p>
          </table:table-cell>
          <table:covered-table-cell table:number-columns-repeated="2" table:style-name="ce6"/>
        </table:table-row>
        <table:table-row table:style-name="ro1">
          <table:covered-table-cell table:number-columns-repeated="3" table:style-name="ce6"/>
        </table:table-row>
        <table:table-row table:style-name="ro1">
          <table:table-cell table:style-name="ce7" office:value-type="string" calcext:value-type="string">
            <text:p>Rô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form_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6"/>
        </table:table-row>
        <table:table-row table:style-name="ro1">
          <table:covered-table-cell table:number-columns-repeated="4" table:style-name="ce6"/>
        </table:table-row>
        <table:table-row table:style-name="ro1">
          <table:table-cell table:style-name="ce7" office:value-type="string" calcext:value-type="string">
            <text:p>Rôl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Extend</text:p>
          </table:table-cell>
          <table:table-cell table:style-name="ce7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7" office:value-type="string" calcext:value-type="string">
            <text:p>Méthodes rôle</text:p>
          </table:table-cell>
          <table:table-cell table:style-name="ce7" office:value-type="string" calcext:value-type="string">
            <text:p>Méthodes nom</text:p>
          </table:table-cell>
          <table:table-cell table:style-name="ce7" office:value-type="string" calcext:value-type="string">
            <text:p>Méthodes paramètres</text:p>
          </table:table-cell>
          <table:table-cell table:style-name="ce7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11T10:39:08.432000000</dc:date>
    <meta:editing-duration>P1DT9H9M19S</meta:editing-duration>
    <meta:editing-cycles>6</meta:editing-cycles>
    <meta:generator>LibreOffice/7.4.3.2$Windows_X86_64 LibreOffice_project/1048a8393ae2eeec98dff31b5c133c5f1d08b890</meta:generator>
    <meta:document-statistic meta:table-count="4" meta:cell-count="129" meta:object-count="0"/>
  </office:meta>
</office:document-meta>
</file>